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ManyCheckboxRenderer.encodeEnd( FacesContext facesContext , UIComponent component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0">
            <text:p text:style-name="Table_20_Contents">90</text:p>
          </table:table-cell>
        </table:table-row>
        <table:table-row>
          <table:table-cell office:value-type="string">
            <text:p text:style-name="Table_20_Contents">SelectManyCheckboxRenderer.getFixedHeight( FacesContext facesContext , UI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